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iberation Mono', Courier, monospace"/>
    <style:font-face style:name="JetBrains Mono" svg:font-family="'JetBrains Mono', SFMono-Regular, Consolas, 'Liberation Mono', Menlo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i-monospace" svg:font-family="ui-monospace, 'Cascadia Mono', 'Segoe UI Mono', 'Liberation Mono', Menlo, Monaco, Consolas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8e8d8" officeooo:paragraph-rsid="0018e8d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8e8d8" officeooo:paragraph-rsid="0018e8d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8e8d8" officeooo:paragraph-rsid="0018e8d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a84a4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32629" loext:opacity="100%" style:font-name="ui-monospace" fo:font-size="12pt" fo:letter-spacing="normal" fo:font-style="normal" fo:font-weight="normal" officeooo:rsid="001c9ecd" officeooo:paragraph-rsid="001c9ec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32629" loext:opacity="100%" style:font-name="Ubuntu" fo:font-size="12pt" fo:letter-spacing="normal" fo:font-style="normal" fo:font-weight="normal" officeooo:paragraph-rsid="0018e8d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32629" loext:opacity="100%" style:font-name="Ubuntu" fo:font-size="12pt" fo:letter-spacing="normal" fo:font-style="normal" fo:font-weight="normal" officeooo:rsid="001a84a4" officeooo:paragraph-rsid="001a84a4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32629" loext:opacity="100%" style:font-name="Ubuntu" fo:font-size="12pt" fo:letter-spacing="normal" fo:font-style="normal" fo:font-weight="normal" officeooo:rsid="001af008" officeooo:paragraph-rsid="001af008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32629" loext:opacity="100%" style:font-name="Ubuntu" fo:font-size="12pt" fo:letter-spacing="normal" fo:font-style="normal" fo:font-weight="normal" officeooo:paragraph-rsid="001c9ec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weight="normal" officeooo:rsid="0018e8d8" officeooo:paragraph-rsid="0018e8d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weight="bold" officeooo:rsid="0018e8d8" officeooo:paragraph-rsid="0018e8d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weight="bold" officeooo:paragraph-rsid="0018e8d8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weight="bold" officeooo:paragraph-rsid="001af008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Ubuntu" officeooo:paragraph-rsid="001e3fff"/>
    </style:style>
    <style:style style:name="T1" style:family="text">
      <style:text-properties fo:font-variant="normal" fo:text-transform="none" fo:color="#232629" loext:opacity="100%" style:font-name="Ubuntu" fo:font-size="12pt" fo:letter-spacing="normal" fo:font-style="normal" fo:font-weight="bold" officeooo:rsid="001a84a4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232629" loext:opacity="100%" style:font-name="Ubuntu" fo:font-size="12pt" fo:letter-spacing="normal" fo:font-style="normal" fo:font-weight="normal" officeooo:rsid="001a84a4" style:font-size-asian="12pt" style:font-size-complex="12pt"/>
    </style:style>
    <style:style style:name="T3" style:family="text">
      <style:text-properties fo:font-variant="normal" fo:text-transform="none" fo:color="#232629" loext:opacity="100%" fo:letter-spacing="normal" fo:font-style="normal" fo:font-weight="normal"/>
    </style:style>
    <style:style style:name="T4" style:family="text">
      <style:text-properties fo:font-variant="normal" fo:text-transform="none" fo:color="#232629" loext:opacity="100%" fo:letter-spacing="normal" fo:font-style="normal" fo:font-weight="normal" officeooo:rsid="001af008"/>
    </style:style>
    <style:style style:name="T5" style:family="text">
      <style:text-properties fo:font-variant="normal" fo:text-transform="none" fo:color="#232629" loext:opacity="100%" fo:letter-spacing="normal" fo:font-style="normal" officeooo:rsid="001af008" style:font-weight-asian="bold" style:font-weight-complex="bold"/>
    </style:style>
    <style:style style:name="T6" style:family="text">
      <style:text-properties fo:font-variant="normal" fo:text-transform="none" fo:color="#232629" loext:opacity="100%" fo:font-size="12pt" fo:letter-spacing="normal" fo:font-style="normal" fo:font-weight="bold" officeooo:rsid="001a84a4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232629" loext:opacity="100%" fo:font-size="12pt" fo:letter-spacing="normal" fo:font-style="normal" fo:font-weight="normal" officeooo:rsid="001a84a4" style:font-size-asian="12pt" style:font-size-complex="12pt"/>
    </style:style>
    <style:style style:name="T8" style:family="text">
      <style:text-properties fo:font-variant="normal" fo:text-transform="none" fo:color="#232629" loext:opacity="100%" style:font-name="Ubuntu" fo:font-size="12pt" fo:letter-spacing="normal" fo:font-style="normal" fo:font-weight="bold" officeooo:rsid="001a84a4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232629" loext:opacity="100%" style:font-name="Ubuntu" fo:font-size="12pt" fo:letter-spacing="normal" fo:font-style="normal" fo:font-weight="normal" officeooo:rsid="001a84a4" style:font-size-asian="12pt" style:font-size-complex="12pt"/>
    </style:style>
    <style:style style:name="T10" style:family="text">
      <style:text-properties fo:font-variant="normal" fo:text-transform="none" fo:color="#24292f" loext:opacity="100%" style:font-name="Ubuntu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24292f" loext:opacity="100%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color="#24292f" loext:opacity="100%" style:font-name="Ubuntu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3" style:family="text">
      <style:text-properties fo:font-variant="normal" fo:text-transform="none" fo:color="#222222" loext:opacity="100%" style:font-name="Consolas" fo:font-size="12pt" fo:letter-spacing="normal" fo:font-style="normal" fo:font-weight="normal" officeooo:rsid="001e3fff"/>
    </style:style>
    <style:style style:name="T14" style:family="text">
      <style:text-properties fo:font-variant="normal" fo:text-transform="none" fo:color="#222222" loext:opacity="100%" style:font-name="Consolas" fo:font-size="12pt" fo:letter-spacing="normal" fo:font-style="normal" fo:font-weight="bold" officeooo:rsid="001e3fff" style:font-weight-asian="bold" style:font-weight-complex="bold"/>
    </style:style>
    <style:style style:name="T15" style:family="text">
      <style:text-properties fo:font-variant="normal" fo:text-transform="none" fo:color="#222222" loext:opacity="100%" fo:font-size="12pt" fo:letter-spacing="normal" fo:font-style="normal" fo:font-weight="bold" officeooo:rsid="001e3fff" style:font-weight-asian="bold" style:font-weight-complex="bold"/>
    </style:style>
    <style:style style:name="T16" style:family="text">
      <style:text-properties fo:font-variant="normal" fo:text-transform="none" fo:color="#222222" loext:opacity="100%" fo:font-size="12pt" fo:letter-spacing="normal" fo:font-style="normal" fo:font-weight="normal" officeooo:rsid="001e3fff"/>
    </style:style>
    <style:style style:name="T17" style:family="text">
      <style:text-properties fo:font-variant="normal" fo:text-transform="none" fo:color="#00627a" loext:opacity="100%" style:font-name="JetBrains Mono" fo:font-size="11.2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627a" loext:opacity="100%" fo:font-size="11.2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19191c" loext:opacity="100%" style:font-name="Consolas" fo:letter-spacing="normal"/>
    </style:style>
    <style:style style:name="T20" style:family="text">
      <style:text-properties fo:font-variant="normal" fo:text-transform="none" fo:color="#19191c" loext:opacity="100%" style:font-name="JetBrains Mono" fo:font-size="11.25pt" fo:letter-spacing="normal" fo:font-style="normal" fo:font-weight="normal"/>
    </style:style>
    <style:style style:name="T21" style:family="text">
      <style:text-properties fo:font-variant="normal" fo:text-transform="none" fo:color="#19191c" loext:opacity="100%" fo:letter-spacing="normal"/>
    </style:style>
    <style:style style:name="T22" style:family="text">
      <style:text-properties fo:font-variant="normal" fo:text-transform="none" fo:color="#19191c" loext:opacity="100%" fo:font-size="11.25pt" fo:letter-spacing="normal" fo:font-style="normal" fo:font-weight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8e8d8" style:font-weight-asian="bold" style:font-weight-complex="bold"/>
    </style:style>
    <style:style style:name="T25" style:family="text">
      <style:text-properties fo:color="#222222" loext:opacity="100%"/>
    </style:style>
    <style:style style:name="T26" style:family="text">
      <style:text-properties fo:color="#222222" loext:opacity="100%" style:font-name="Consolas"/>
    </style:style>
    <style:style style:name="T27" style:family="text">
      <style:text-properties fo:color="#222222" loext:opacity="100%" style:font-name="Consolas" officeooo:rsid="000c6c01"/>
    </style:style>
    <style:style style:name="T28" style:family="text">
      <style:text-properties fo:color="#222222" loext:opacity="100%" style:font-name="Consolas" officeooo:rsid="001c9ecd"/>
    </style:style>
    <style:style style:name="T29" style:family="text">
      <style:text-properties fo:color="#222222" loext:opacity="100%" officeooo:rsid="000c6c01"/>
    </style:style>
    <style:style style:name="T30" style:family="text">
      <style:text-properties fo:color="#222222" loext:opacity="100%" officeooo:rsid="001c9ecd"/>
    </style:style>
    <style:style style:name="T31" style:family="text">
      <style:text-properties officeooo:rsid="001c9ecd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NTS AND TIPS</text:p>
      <text:p text:style-name="P2"/>
      <text:p text:style-name="P3"/>
      <text:p text:style-name="P10"><text:span text:style-name="T23">Password change in linux </text:span>: <text:s/>passwd</text:p>
      <text:p text:style-name="P11"/>
      <text:p text:style-name="P12"><text:span text:style-name="T24">Upgrade Google Chrome: </text:span><text:span text:style-name="T3">sudo apt-get --only-upgrade install google-chrome-stable</text:span></text:p>
      <text:p text:style-name="P6"/>
      <text:p text:style-name="P4"><text:span text:style-name="T1">Cloning Git Repository</text:span><text:span text:style-name="T2"> : </text:span><text:span text:style-name="Source_20_Text"><text:span text:style-name="T10">git clone https://github.com/YOUR-USERNAME/YOUR-REPOSITORY</text:span></text:span></text:p>
      <text:p text:style-name="P7"/>
      <text:p text:style-name="P13"><text:span text:style-name="T5">Screenshot in Linux </text:span><text:span text:style-name="T4">: </text:span><text:span text:style-name="T3">Use the shortcut keys PrintScreen to capture the whole desktop and Alt+PrintScreen to capture the current window (these also work under Windows).</text:span></text:p>
      <text:p text:style-name="P8"/>
      <text:p text:style-name="P9"><text:span text:style-name="T31">Git push/pull token statement: </text:span><text:span text:style-name="T25">git push https://</text:span><text:span text:style-name="T29">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</text:span><text:span text:style-name="T25">@github.com/</text:span><text:span text:style-name="T30">adhuss17895</text:span><text:span text:style-name="T25">/</text:span><text:span text:style-name="T30">python</text:span><text:span text:style-name="T25">.git</text:span></text:p>
      <text:p text:style-name="P9"><text:span text:style-name="T25"/></text:p>
      <text:p text:style-name="P14"><text:span text:style-name="T15">Pycharm snap install</text:span><text:span text:style-name="T16">: </text:span><text:span text:style-name="T18">sudo</text:span><text:span text:style-name="T21"> </text:span><text:span text:style-name="T22">snap </text:span><text:span text:style-name="T18">install</text:span><text:span text:style-name="T21"> </text:span><text:span text:style-name="T22">pycharm-professional --classic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iberation Mono', Courier, monospace"/>
    <style:font-face style:name="JetBrains Mono" svg:font-family="'JetBrains Mono', SFMono-Regular, Consolas, 'Liberation Mono', Menlo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i-monospace" svg:font-family="ui-monospace, 'Cascadia Mono', 'Segoe UI Mono', 'Liberation Mono', Menlo, Monaco, Consolas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1:41:10.519254196</meta:creation-date>
    <dc:date>2023-02-16T11:42:40.333428027</dc:date>
    <meta:editing-duration>PT1H37M27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1" meta:paragraph-count="7" meta:word-count="67" meta:character-count="622" meta:non-whitespace-character-count="563"/>
  </office:meta>
</office:document-meta>
</file>